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11" calcext:value-type="float">
            <text:p>1411</text:p>
          </table:table-cell>
          <table:table-cell table:style-name="ce7" table:formula="of:=COUNTIF([.B7:.B999998];&quot;X&quot;)" office:value-type="float" office:value="1222" calcext:value-type="float">
            <text:p>1222</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5" calcext:value-type="float">
            <text:p>165</text:p>
          </table:table-cell>
          <table:table-cell table:style-name="ce25" table:formula="of:=SUM([.B2:.F2])" office:value-type="float" office:value="1502" calcext:value-type="float">
            <text:p>150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10-23">00/00/0000</text:date>, <text:time style:data-style-name="N2" text:time-value="21:39:20.474912484">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10-23T21:40:03.869058502</dc:date>
    <meta:editing-duration>P1DT12H30M15S</meta:editing-duration>
    <meta:editing-cycles>1400</meta:editing-cycles>
    <meta:document-statistic meta:table-count="1" meta:cell-count="8520" meta:object-count="0"/>
  </office:meta>
</office:document-meta>
</file>